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PoolManager.configur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hreadPoolManager.createPool( PoolConfiguration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ThreadPoolManager.getProps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Manag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PoolManager.get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Manager.setPropsFileName( String props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hreadPoolManager.loadConfig( String roo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ThreadPoolManager.ThreadPool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Manager.getPool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hreadPoolManager.getPool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hreadPoolManager.setProp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